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1.395cm" presentation:class="title" presentation:user-transformed="true">
          <draw:text-box>
            <text:p>Cophylogenetic analysis of hyperiid amphipods and their gelatinous planktonic hosts.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jandro Damian Serrano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hyperiid amphipod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cophylogenetics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als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: Obtaining Association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: Obtaining Phylogeni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: Association Ecolog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: Eco-Evo Analys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6:46:56.508106000</meta:creation-date>
    <dc:date>2016-04-29T17:37:22.030140000</dc:date>
    <meta:editing-duration>PT50M25S</meta:editing-duration>
    <meta:editing-cycles>1</meta:editing-cycles>
    <meta:document-statistic meta:object-count="53"/>
    <meta:generator>LibreOffice/5.1.1.3$MacOSX_X86_64 LibreOffice_project/89f508ef3ecebd2cfb8e1def0f0ba9a803b88a6d</meta:generator>
  </office:meta>
</office:document-meta>
</file>